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ablePropertyHandler.getPropertyName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riptablePropertyHandler.setProperty( Object obj , String property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riptablePropertyHandler.getProperty( Object obj , String property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